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textarea-horizontal-align="justify" draw:textarea-vertical-align="middle" draw:auto-grow-height="false" fo:min-height="1.17cm" fo:min-width="0.92cm"/>
    </style:style>
    <style:style style:name="gr2" style:family="graphic" style:parent-style-name="standard">
      <style:graphic-properties draw:textarea-horizontal-align="justify" draw:textarea-vertical-align="middle" draw:auto-grow-height="false" fo:min-height="1.47cm" fo:min-width="4.234cm"/>
    </style:style>
    <style:style style:name="gr3" style:family="graphic" style:parent-style-name="standard">
      <style:graphic-properties draw:textarea-horizontal-align="justify" draw:textarea-vertical-align="middle" draw:auto-grow-height="false" fo:min-height="1.472cm" fo:min-width="4.234cm"/>
    </style:style>
    <style:style style:name="gr4" style:family="graphic" style:parent-style-name="standard">
      <style:graphic-properties draw:textarea-horizontal-align="justify" draw:textarea-vertical-align="middle" draw:auto-grow-height="false" fo:min-height="1.472cm" fo:min-width="4.23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71cm" fo:min-width="4.233cm"/>
    </style:style>
    <style:style style:name="gr7" style:family="graphic" style:parent-style-name="standard">
      <style:graphic-properties draw:textarea-horizontal-align="justify" draw:textarea-vertical-align="middle" draw:auto-grow-height="false" fo:min-height="0.712cm" fo:min-width="12.982cm"/>
    </style:style>
    <style:style style:name="gr8" style:family="graphic" style:parent-style-name="standard">
      <style:graphic-properties draw:textarea-horizontal-align="justify" draw:textarea-vertical-align="middle" draw:auto-grow-height="false" fo:min-height="0.712cm" fo:min-width="26.32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  <style:text-properties fo:color="#ffffff"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background-color="#111111"/>
    </style:style>
    <style:style style:name="P6" style:family="paragraph">
      <loext:graphic-properties draw:fill="none"/>
      <style:paragraph-properties fo:text-align="center"/>
      <style:text-properties fo:color="#ffffff" fo:background-color="#111111"/>
    </style:style>
    <style:style style:name="T1" style:family="text">
      <style:text-properties fo:color="#ffffff" fo:font-size="9pt" style:font-size-asian="9pt" style:font-size-complex="9pt"/>
    </style:style>
    <style:style style:name="T2" style:family="text">
      <style:text-properties fo:color="#ffffff" fo:background-color="#11111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08cm" svg:height="2.008cm" svg:x="1.102cm" svg:y="9.038cm">
          <text:p text:style-name="P1"><text:span text:style-name="T1">Pla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734cm" svg:height="1.72cm" svg:x="7.414cm" svg:y="12.337cm">
          <text:p text:style-name="P1"><text:span text:style-name="T1">/channel </text:span><text:span text:style-name="T1">(display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734cm" svg:height="1.722cm" svg:x="4.401cm" svg:y="8.033cm">
          <text:p text:style-name="P1"><text:span text:style-name="T1">/aut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4.734cm" svg:height="1.722cm" svg:x="7.414cm" svg:y="5.881cm">
          <text:p text:style-name="P1"><text:span text:style-name="T1">/user (creatio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734cm" svg:height="1.722cm" svg:x="4.401cm" svg:y="10.184cm">
          <text:p text:style-name="P1"><text:span text:style-name="T1">/channel (creation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733cm" svg:height="1.722cm" svg:x="11.431cm" svg:y="10.184cm">
          <text:p text:style-name="P1"><text:span text:style-name="T1">/channel </text:span><text:span text:style-name="T1">(updating)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11cm" svg:y1="10.042cm" svg:x2="4.401cm" svg:y2="8.894cm" draw:start-shape="id1" draw:start-glue-point="10" draw:end-shape="id2" draw:end-glue-point="3" svg:d="M3110 10042h645v-1148h646" svg:viewBox="0 0 1292 1149">
          <text:p/>
        </draw:connector>
        <draw:connector draw:style-name="gr5" draw:text-style-name="P3" draw:layer="layout" svg:x1="3.11cm" svg:y1="10.042cm" svg:x2="4.401cm" svg:y2="11.045cm" draw:start-shape="id1" draw:start-glue-point="10" draw:end-shape="id3" draw:end-glue-point="3" svg:d="M3110 10042h645v1003h646" svg:viewBox="0 0 1292 1004">
          <text:p/>
        </draw:connector>
        <draw:connector draw:style-name="gr5" draw:text-style-name="P3" draw:layer="layout" svg:x1="6.768cm" svg:y1="11.906cm" svg:x2="7.414cm" svg:y2="13.197cm" draw:start-shape="id3" draw:start-glue-point="2" draw:end-shape="id4" draw:end-glue-point="3" svg:d="M6768 11906v1291h646" svg:viewBox="0 0 647 1292">
          <text:p/>
        </draw:connector>
        <draw:connector draw:style-name="gr5" draw:text-style-name="P3" draw:layer="layout" svg:x1="9.135cm" svg:y1="11.045cm" svg:x2="11.431cm" svg:y2="11.045cm" draw:start-shape="id3" draw:start-glue-point="1" draw:end-shape="id5" draw:end-glue-point="3" svg:d="M9135 11045h2296" svg:viewBox="0 0 2297 1">
          <text:p/>
        </draw:connector>
        <draw:connector draw:style-name="gr5" draw:text-style-name="P3" draw:layer="layout" svg:x1="6.768cm" svg:y1="8.033cm" svg:x2="7.414cm" svg:y2="6.742cm" draw:start-shape="id2" draw:start-glue-point="0" draw:end-shape="id6" draw:end-glue-point="3" svg:d="M6768 8033v-1291h646" svg:viewBox="0 0 647 1292">
          <text:p/>
        </draw:connector>
        <draw:custom-shape draw:style-name="gr4" draw:text-style-name="P2" xml:id="id7" draw:id="id7" draw:layer="layout" svg:width="4.733cm" svg:height="1.722cm" svg:x="17.742cm" svg:y="10.184cm">
          <text:p text:style-name="P1"><text:span text:style-name="T1">/mess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4.734cm" svg:height="1.722cm" svg:x="13.582cm" svg:y="5.881cm">
          <text:p text:style-name="P1"><text:span text:style-name="T1">/user (update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.733cm" svg:height="1.721cm" svg:x="20.181cm" svg:y="7.746cm">
          <text:p text:style-name="P1"><text:span text:style-name="T1">/standup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164cm" svg:y1="11.045cm" svg:x2="17.742cm" svg:y2="11.045cm" draw:start-shape="id5" draw:start-glue-point="1" draw:end-shape="id7" svg:d="M16164 11045h1578" svg:viewBox="0 0 1579 1">
          <text:p/>
        </draw:connector>
        <draw:connector draw:style-name="gr5" draw:text-style-name="P3" draw:layer="layout" svg:x1="12.148cm" svg:y1="13.197cm" svg:x2="20.108cm" svg:y2="11.906cm" draw:start-shape="id4" draw:start-glue-point="1" draw:end-shape="id7" draw:end-glue-point="2" svg:d="M12148 13197h7960v-1291" svg:viewBox="0 0 7961 1292">
          <text:p/>
        </draw:connector>
        <draw:connector draw:style-name="gr5" draw:text-style-name="P3" draw:layer="layout" svg:x1="12.148cm" svg:y1="6.742cm" svg:x2="13.582cm" svg:y2="6.742cm" draw:start-shape="id6" draw:start-glue-point="1" draw:end-shape="id8" draw:end-glue-point="3" svg:d="M12148 6742h1434" svg:viewBox="0 0 1435 1">
          <text:p/>
        </draw:connector>
        <draw:connector draw:style-name="gr5" draw:text-style-name="P3" draw:layer="layout" svg:x1="18.316cm" svg:y1="6.742cm" svg:x2="22.547cm" svg:y2="7.746cm" draw:start-shape="id8" draw:start-glue-point="1" draw:end-shape="id9" draw:end-glue-point="0" svg:d="M18316 6742h4231v1004" svg:viewBox="0 0 4232 1005">
          <text:p/>
        </draw:connector>
        <draw:custom-shape draw:style-name="gr7" draw:text-style-name="P2" xml:id="id10" draw:id="id10" draw:layer="layout" svg:width="13.482cm" svg:height="0.962cm" draw:transform="rotate (1.57393791944849) translate (27.252cm 15.923cm)">
          <text:p text:style-name="P4"><text:span text:style-name="T1">Revis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475cm" svg:y1="11.045cm" svg:x2="27.231cm" svg:y2="9.182cm" draw:start-shape="id7" draw:start-glue-point="1" draw:end-shape="id10" draw:end-glue-point="0" svg:d="M22475 11045h2367v-1863h2389" svg:viewBox="0 0 4757 1864">
          <text:p/>
        </draw:connector>
        <draw:connector draw:style-name="gr5" draw:text-style-name="P3" draw:layer="layout" svg:x1="24.914cm" svg:y1="8.606cm" svg:x2="27.231cm" svg:y2="9.182cm" draw:start-shape="id9" draw:start-glue-point="1" draw:end-shape="id10" draw:end-glue-point="0" svg:d="M24914 8606h1148v576h1169" svg:viewBox="0 0 2318 577">
          <text:p/>
        </draw:connector>
        <draw:custom-shape draw:style-name="gr8" draw:text-style-name="P2" draw:layer="layout" svg:width="26.821cm" svg:height="0.962cm" draw:transform="rotate (-0.00226892802759273) translate (1.393cm 16.209cm)">
          <text:p text:style-name="P4"><text:span text:style-name="T1">Stand Up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283cm" svg:y1="1.865cm" svg:x2="10.283cm" svg:y2="16.209cm">
          <text:p/>
        </draw:line>
        <draw:line draw:style-name="gr9" draw:text-style-name="P3" draw:layer="layout" svg:x1="19.463cm" svg:y1="2.152cm" svg:x2="19.463cm" svg:y2="16.209cm">
          <text:p/>
        </draw:line>
        <draw:line draw:style-name="gr9" draw:text-style-name="P3" draw:layer="layout" svg:x1="23.766cm" svg:y1="2.152cm" svg:x2="23.766cm" svg:y2="16.209cm">
          <text:p/>
        </draw:line>
        <draw:line draw:style-name="gr10" draw:text-style-name="P6" draw:layer="layout" svg:x1="1.246cm" svg:y1="19.365cm" svg:x2="28.5cm" svg:y2="19.365cm">
          <text:p text:style-name="P5"><text:span text:style-name="T2">Tim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14:39:16.880696684</meta:creation-date>
    <dc:date>2019-10-05T14:55:29.038732527</dc:date>
    <meta:editing-duration>PT6M2S</meta:editing-duration>
    <meta:editing-cycles>1</meta:editing-cycles>
    <meta:document-statistic meta:object-count="26"/>
    <meta:generator>LibreOffice/6.1.6.3$Linux_X86_64 LibreOffice_project/10$Build-3</meta:generator>
  </office:meta>
</office:document-meta>
</file>